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Group Centroids</text:p>
          </table:table-cell>
          <table:table-cell table:number-columns-repeated="4"/>
        </table:table-row>
        <table:table-row table:style-name="ro1">
          <table:table-cell office:value-type="float" office:value="35.8554" calcext:value-type="float">
            <text:p>35.8554</text:p>
          </table:table-cell>
          <table:table-cell office:value-type="float" office:value="233.5393" calcext:value-type="float">
            <text:p>233.5393</text:p>
          </table:table-cell>
          <table:table-cell table:number-columns-repeated="8"/>
        </table:table-row>
        <table:table-row table:style-name="ro1">
          <table:table-cell office:value-type="float" office:value="34.721" calcext:value-type="float">
            <text:p>34.721</text:p>
          </table:table-cell>
          <table:table-cell office:value-type="float" office:value="192.6537" calcext:value-type="float">
            <text:p>192.6537</text:p>
          </table:table-cell>
          <table:table-cell table:number-columns-repeated="8"/>
        </table:table-row>
        <table:table-row table:style-name="ro1">
          <table:table-cell office:value-type="float" office:value="22.081" calcext:value-type="float">
            <text:p>22.081</text:p>
          </table:table-cell>
          <table:table-cell office:value-type="float" office:value="196.1908" calcext:value-type="float">
            <text:p>196.1908</text:p>
          </table:table-cell>
          <table:table-cell table:formula="of:=[.A3]-[.A4]" office:value-type="float" office:value="12.64" calcext:value-type="float">
            <text:p>12.64</text:p>
          </table:table-cell>
          <table:table-cell table:formula="of:=[.B3]-[.B4]" office:value-type="float" office:value="-3.53710000000001" calcext:value-type="float">
            <text:p>-3.537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.t</text:p>
          </table:table-cell>
          <table:table-cell office:value-type="string" calcext:value-type="string">
            <text:p>t.x</text:p>
          </table:table-cell>
          <table:table-cell office:value-type="string" calcext:value-type="string">
            <text:p>t.y</text:p>
          </table:table-cell>
        </table:table-row>
        <table:table-row table:style-name="ro1">
          <table:table-cell office:value-type="float" office:value="18.6249" calcext:value-type="float">
            <text:p>18.6249</text:p>
          </table:table-cell>
          <table:table-cell office:value-type="float" office:value="153.0486" calcext:value-type="float">
            <text:p>153.0486</text:p>
          </table:table-cell>
          <table:table-cell table:formula="of:=[.A2]-[.A5]" office:value-type="float" office:value="17.2305" calcext:value-type="float">
            <text:p>17.2305</text:p>
          </table:table-cell>
          <table:table-cell table:formula="of:=[.B2]-[.B5]" office:value-type="float" office:value="80.4907" calcext:value-type="float">
            <text:p>80.4907</text:p>
          </table:table-cell>
          <table:table-cell office:value-type="float" office:value="461" calcext:value-type="float">
            <text:p>461</text:p>
          </table:table-cell>
          <table:table-cell table:formula="of:=SUM([.A2:.A5])/4" office:value-type="float" office:value="27.820575" calcext:value-type="float">
            <text:p>27.820575</text:p>
          </table:table-cell>
          <table:table-cell table:formula="of:=SUM([.B2:.B5])/4" office:value-type="float" office:value="193.8581" calcext:value-type="float">
            <text:p>193.8581</text:p>
          </table:table-cell>
          <table:table-cell table:formula="of:=[.E5]*[.E5]" office:value-type="float" office:value="212521" calcext:value-type="float">
            <text:p>212521</text:p>
          </table:table-cell>
          <table:table-cell table:formula="of:=[.E5]*[.F5]" office:value-type="float" office:value="12825.285075" calcext:value-type="float">
            <text:p>12825.285075</text:p>
          </table:table-cell>
          <table:table-cell table:formula="of:=[.E5]*[.G5]" office:value-type="float" office:value="89368.5841" calcext:value-type="float">
            <text:p>89368.5841</text:p>
          </table:table-cell>
        </table:table-row>
        <table:table-row table:style-name="ro1">
          <table:table-cell office:value-type="float" office:value="17.7727" calcext:value-type="float">
            <text:p>17.7727</text:p>
          </table:table-cell>
          <table:table-cell office:value-type="float" office:value="140.4662" calcext:value-type="float">
            <text:p>140.4662</text:p>
          </table:table-cell>
          <table:table-cell table:number-columns-repeated="5"/>
          <table:table-cell table:formula="of:=[.E6]*[.E6]" office:value-type="float" office:value="0" calcext:value-type="float">
            <text:p>0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E6]*[.G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61" calcext:value-type="float">
            <text:p>6.561</text:p>
          </table:table-cell>
          <table:table-cell office:value-type="float" office:value="68.538" calcext:value-type="float">
            <text:p>68.538</text:p>
          </table:table-cell>
          <table:table-cell table:formula="of:=[.A6]-[.A7]" office:value-type="float" office:value="11.2117" calcext:value-type="float">
            <text:p>11.2117</text:p>
          </table:table-cell>
          <table:table-cell table:formula="of:=[.B6]-[.B7]" office:value-type="float" office:value="71.9282" calcext:value-type="float">
            <text:p>71.9282</text:p>
          </table:table-cell>
          <table:table-cell table:number-columns-repeated="3"/>
          <table:table-cell table:formula="of:=[.E7]*[.E7]"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E7]*[.G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118" calcext:value-type="float">
            <text:p>16.6118</text:p>
          </table:table-cell>
          <table:table-cell office:value-type="float" office:value="103.6236" calcext:value-type="float">
            <text:p>103.6236</text:p>
          </table:table-cell>
          <table:table-cell table:number-columns-repeated="5"/>
          <table:table-cell table:formula="of:=[.E8]*[.E8]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E8]*[.G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123" calcext:value-type="float">
            <text:p>4.9123</text:p>
          </table:table-cell>
          <table:table-cell office:value-type="float" office:value="106.2665" calcext:value-type="float">
            <text:p>106.2665</text:p>
          </table:table-cell>
          <table:table-cell table:formula="of:=[.A8]-[.A9]" office:value-type="float" office:value="11.6995" calcext:value-type="float">
            <text:p>11.6995</text:p>
          </table:table-cell>
          <table:table-cell table:formula="of:=[.B8]-[.B9]" office:value-type="float" office:value="-2.6429" calcext:value-type="float">
            <text:p>-2.6429</text:p>
          </table:table-cell>
          <table:table-cell office:value-type="float" office:value="237" calcext:value-type="float">
            <text:p>237</text:p>
          </table:table-cell>
          <table:table-cell table:formula="of:=SUM([.A6:.A9])/4" office:value-type="float" office:value="11.46445" calcext:value-type="float">
            <text:p>11.46445</text:p>
          </table:table-cell>
          <table:table-cell table:formula="of:=SUM([.B6:.B9])/4" office:value-type="float" office:value="104.723575" calcext:value-type="float">
            <text:p>104.723575</text:p>
          </table:table-cell>
          <table:table-cell table:formula="of:=[.E9]*[.E9]" office:value-type="float" office:value="56169" calcext:value-type="float">
            <text:p>56169</text:p>
          </table:table-cell>
          <table:table-cell table:formula="of:=[.E9]*[.F9]" office:value-type="float" office:value="2717.07465" calcext:value-type="float">
            <text:p>2717.07465</text:p>
          </table:table-cell>
          <table:table-cell table:formula="of:=[.E9]*[.G9]" office:value-type="float" office:value="24819.487275" calcext:value-type="float">
            <text:p>24819.487275</text:p>
          </table:table-cell>
        </table:table-row>
        <table:table-row table:style-name="ro1">
          <table:table-cell office:value-type="float" office:value="7.7393" calcext:value-type="float">
            <text:p>7.7393</text:p>
          </table:table-cell>
          <table:table-cell office:value-type="float" office:value="31.2567" calcext:value-type="float">
            <text:p>31.2567</text:p>
          </table:table-cell>
          <table:table-cell table:number-columns-repeated="5"/>
          <table:table-cell table:formula="of:=[.E10]*[.E10]"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E10]*[.G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1" calcext:value-type="float">
            <text:p>0.9301</text:p>
          </table:table-cell>
          <table:table-cell office:value-type="float" office:value="0.678" calcext:value-type="float">
            <text:p>0.678</text:p>
          </table:table-cell>
          <table:table-cell table:formula="of:=[.A10]-[.A11]" office:value-type="float" office:value="6.8092" calcext:value-type="float">
            <text:p>6.8092</text:p>
          </table:table-cell>
          <table:table-cell table:formula="of:=[.B10]-[.B11]" office:value-type="float" office:value="30.5787" calcext:value-type="float">
            <text:p>30.5787</text:p>
          </table:table-cell>
          <table:table-cell table:number-columns-repeated="3"/>
          <table:table-cell table:formula="of:=[.E11]*[.E11]"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E11]*[.G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49" calcext:value-type="float">
            <text:p>8.2949</text:p>
          </table:table-cell>
          <table:table-cell office:value-type="float" office:value="17.7821" calcext:value-type="float">
            <text:p>17.7821</text:p>
          </table:table-cell>
          <table:table-cell table:number-columns-repeated="5"/>
          <table:table-cell table:formula="of:=[.E12]*[.E12]" office:value-type="float" office:value="0" calcext:value-type="float">
            <text:p>0</text:p>
          </table:table-cell>
          <table:table-cell table:formula="of:=[.E12]*[.F12]" office:value-type="float" office:value="0" calcext:value-type="float">
            <text:p>0</text:p>
          </table:table-cell>
          <table:table-cell table:formula="of:=[.E12]*[.G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3" calcext:value-type="float">
            <text:p>0.3483</text:p>
          </table:table-cell>
          <table:table-cell office:value-type="float" office:value="18.1956" calcext:value-type="float">
            <text:p>18.1956</text:p>
          </table:table-cell>
          <table:table-cell table:formula="of:=[.A12]-[.A13]" office:value-type="float" office:value="7.9466" calcext:value-type="float">
            <text:p>7.9466</text:p>
          </table:table-cell>
          <table:table-cell table:formula="of:=[.B12]-[.B13]" office:value-type="float" office:value="-0.413499999999999" calcext:value-type="float">
            <text:p>-0.4135</text:p>
          </table:table-cell>
          <table:table-cell office:value-type="float" office:value="33" calcext:value-type="float">
            <text:p>33</text:p>
          </table:table-cell>
          <table:table-cell table:formula="of:=SUM([.A10:.A13])/4" office:value-type="float" office:value="4.32815" calcext:value-type="float">
            <text:p>4.32815</text:p>
          </table:table-cell>
          <table:table-cell table:formula="of:=SUM([.B10:.B13])/4" office:value-type="float" office:value="16.9781" calcext:value-type="float">
            <text:p>16.9781</text:p>
          </table:table-cell>
          <table:table-cell table:formula="of:=[.E13]*[.E13]" office:value-type="float" office:value="1089" calcext:value-type="float">
            <text:p>1089</text:p>
          </table:table-cell>
          <table:table-cell table:formula="of:=[.E13]*[.F13]" office:value-type="float" office:value="142.82895" calcext:value-type="float">
            <text:p>142.82895</text:p>
          </table:table-cell>
          <table:table-cell table:formula="of:=[.E13]*[.G13]" office:value-type="float" office:value="560.2773" calcext:value-type="float">
            <text:p>560.27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nerated centroids from fit</text:p>
          </table:table-cell>
          <table:table-cell table:number-columns-repeated="6"/>
          <table:table-cell table:formula="of:=SUM([.H5:.H13])" office:value-type="float" office:value="269779" calcext:value-type="float">
            <text:p>269779</text:p>
          </table:table-cell>
          <table:table-cell table:formula="of:=SUM([.I5:.I13])" office:value-type="float" office:value="15685.188675" calcext:value-type="float">
            <text:p>15685.188675</text:p>
          </table:table-cell>
          <table:table-cell table:formula="of:=SUM([.J5:.J13])" office:value-type="float" office:value="114748.348675" calcext:value-type="float">
            <text:p>114748.348675</text:p>
          </table:table-cell>
        </table:table-row>
        <table:table-row table:style-name="ro1">
          <table:table-cell table:formula="of:=[.I17]*33" office:value-type="float" office:value="1.91864906562409" calcext:value-type="float">
            <text:p>1.9186490656</text:p>
          </table:table-cell>
          <table:table-cell table:formula="of:=[.J17]*33" office:value-type="float" office:value="14.036287132338" calcext:value-type="float">
            <text:p>14.0362871323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VX</text:p>
          </table:table-cell>
          <table:table-cell office:value-type="string" calcext:value-type="string">
            <text:p>VY </text:p>
          </table:table-cell>
        </table:table-row>
        <table:table-row table:style-name="ro1">
          <table:table-cell table:formula="of:=[.I17]*237" office:value-type="float" office:value="13.7793887440275" calcext:value-type="float">
            <text:p>13.779388744</text:p>
          </table:table-cell>
          <table:table-cell table:formula="of:=[.J17]*237" office:value-type="float" office:value="100.806062132245" calcext:value-type="float">
            <text:p>100.8060621322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table:number-columns-repeated="3"/>
          <table:table-cell table:formula="of:=[.I15]/[.$H$15]" office:value-type="float" office:value="0.0581408807764874" calcext:value-type="float">
            <text:p>0.0581408808</text:p>
          </table:table-cell>
          <table:table-cell table:formula="of:=[.J15]/[.$H$15]" office:value-type="float" office:value="0.425342034313271" calcext:value-type="float">
            <text:p>0.4253420343</text:p>
          </table:table-cell>
        </table:table-row>
        <table:table-row table:style-name="ro1">
          <table:table-cell table:style-name="ce1" table:formula="of:=[.I17]*461" office:value-type="float" office:value="26.8029460379607" calcext:value-type="float">
            <text:p>26.802946038</text:p>
          </table:table-cell>
          <table:table-cell table:style-name="ce1" table:formula="of:=[.J17]*461" office:value-type="float" office:value="196.082677818418" calcext:value-type="float">
            <text:p>196.0826778184</text:p>
          </table:table-cell>
          <table:table-cell table:number-columns-repeated="6"/>
          <table:table-cell office:value-type="string" calcext:value-type="string">
            <text:p>UX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table:number-columns-repeated="8"/>
          <table:table-cell table:formula="of:=[.I17]*[.$E$17]" office:value-type="float" office:value="0.0226749435028301" calcext:value-type="float">
            <text:p>0.0226749435</text:p>
          </table:table-cell>
          <table:table-cell table:formula="of:=[.J17]*[.$E$17]" office:value-type="float" office:value="0.165883393382176" calcext:value-type="float">
            <text:p>0.16588339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 L, T distances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.t</text:p>
          </table:table-cell>
          <table:table-cell office:value-type="string" calcext:value-type="string">
            <text:p>t.(L^2)/2</text:p>
          </table:table-cell>
          <table:table-cell office:value-type="string" calcext:value-type="string">
            <text:p>t.(T^2)/2</text:p>
          </table:table-cell>
          <table:table-cell table:number-columns-repeated="3"/>
        </table:table-row>
        <table:table-row table:style-name="ro1">
          <table:table-cell table:formula="of:=SQRT([.C5]*[.C5] + [.D5]*[.D5])" office:value-type="float" office:value="82.3142935141886" calcext:value-type="float">
            <text:p>82.3142935142</text:p>
          </table:table-cell>
          <table:table-cell table:formula="of:=SQRT([.C4]*[.C4] + [.D4]*[.D4])" office:value-type="float" office:value="13.1255733745235" calcext:value-type="float">
            <text:p>13.1255733745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[.D22]*[.D22]" office:value-type="float" office:value="212521" calcext:value-type="float">
            <text:p>212521</text:p>
          </table:table-cell>
          <table:table-cell table:formula="of:=[.D22]*[.A22]*[.A22]/2" office:value-type="float" office:value="1561785.69230857" calcext:value-type="float">
            <text:p>1561785.69230857</text:p>
          </table:table-cell>
          <table:table-cell table:formula="of:=[.D22]*[.B22]*[.B22]/2" office:value-type="float" office:value="39710.695912505" calcext:value-type="float">
            <text:p>39710.695912505</text:p>
          </table:table-cell>
          <table:table-cell table:number-columns-repeated="3"/>
        </table:table-row>
        <table:table-row table:style-name="ro1">
          <table:table-cell table:formula="of:=SQRT([.C7]*[.C7] + [.D7]*[.D7])" office:value-type="float" office:value="72.796759351842" calcext:value-type="float">
            <text:p>72.7967593518</text:p>
          </table:table-cell>
          <table:table-cell table:formula="of:=SQRT([.C9]*[.C9] + [.D9]*[.D9])" office:value-type="float" office:value="11.9942995068491" calcext:value-type="float">
            <text:p>11.9942995068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D23]*[.D23]" office:value-type="float" office:value="56169" calcext:value-type="float">
            <text:p>56169</text:p>
          </table:table-cell>
          <table:table-cell table:formula="of:=[.D23]*[.A23]*[.A23]/2" office:value-type="float" office:value="627975.128397405" calcext:value-type="float">
            <text:p>627975.128397405</text:p>
          </table:table-cell>
          <table:table-cell table:formula="of:=[.D23]*[.B23]*[.B23]/2" office:value-type="float" office:value="17047.79164821" calcext:value-type="float">
            <text:p>17047.79164821</text:p>
          </table:table-cell>
          <table:table-cell table:number-columns-repeated="3"/>
        </table:table-row>
        <table:table-row table:style-name="ro1">
          <table:table-cell table:formula="of:=SQRT([.C11]*[.C11] + [.D11]*[.D11])" office:value-type="float" office:value="31.3276570833186" calcext:value-type="float">
            <text:p>31.3276570833</text:p>
          </table:table-cell>
          <table:table-cell table:formula="of:=SQRT([.C13]*[.C13] + [.D13]*[.D13])" office:value-type="float" office:value="7.95735092917235" calcext:value-type="float">
            <text:p>7.957350929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D24]*[.D24]" office:value-type="float" office:value="1089" calcext:value-type="float">
            <text:p>1089</text:p>
          </table:table-cell>
          <table:table-cell table:formula="of:=[.D24]*[.A24]*[.A24]/2" office:value-type="float" office:value="16193.464622445" calcext:value-type="float">
            <text:p>16193.464622445</text:p>
          </table:table-cell>
          <table:table-cell table:formula="of:=[.D24]*[.B24]*[.B24]/2" office:value-type="float" office:value="1044.770657865" calcext:value-type="float">
            <text:p>1044.7706578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_L</text:p>
          </table:table-cell>
          <table:table-cell office:value-type="string" calcext:value-type="string">
            <text:p>D_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d plume lengths from fit</text:p>
          </table:table-cell>
          <table:table-cell table:number-columns-repeated="4"/>
          <table:table-cell table:formula="of:=SUM([.F22:.F24])/SUM([.E22:.E24])" office:value-type="float" office:value="8.17689399593156" calcext:value-type="float">
            <text:p>8.1768939959</text:p>
          </table:table-cell>
          <table:table-cell table:formula="of:=SUM([.G22:.G24])/SUM([.E22:.E24])" office:value-type="float" office:value="0.214261518571053" calcext:value-type="float">
            <text:p>0.2142615186</text:p>
          </table:table-cell>
          <table:table-cell table:number-columns-repeated="3"/>
        </table:table-row>
        <table:table-row table:style-name="ro1">
          <table:table-cell table:formula="of:=SQRT(2*[.F$26]*[.$D22])" office:value-type="float" office:value="86.8279693661489" calcext:value-type="float">
            <text:p>86.8279693661</text:p>
          </table:table-cell>
          <table:table-cell table:formula="of:=SQRT(2*[.G$26]*[.$D22])" office:value-type="float" office:value="14.0552168294378" calcext:value-type="float">
            <text:p>14.0552168294</text:p>
          </table:table-cell>
          <table:table-cell table:number-columns-repeated="8"/>
        </table:table-row>
        <table:table-row table:style-name="ro1">
          <table:table-cell table:formula="of:=SQRT(2*[.F$26]*[.$D23])" office:value-type="float" office:value="62.2563069421208" calcext:value-type="float">
            <text:p>62.2563069421</text:p>
          </table:table-cell>
          <table:table-cell table:formula="of:=SQRT(2*[.G$26]*[.$D23])" office:value-type="float" office:value="10.0776961555049" calcext:value-type="float">
            <text:p>10.0776961555</text:p>
          </table:table-cell>
          <table:table-cell table:number-columns-repeated="3"/>
          <table:table-cell office:value-type="string" calcext:value-type="string">
            <text:p>alpha_L</text:p>
          </table:table-cell>
          <table:table-cell office:value-type="string" calcext:value-type="string">
            <text:p>alpha_T</text:p>
          </table:table-cell>
          <table:table-cell table:number-columns-repeated="3"/>
        </table:table-row>
        <table:table-row table:style-name="ro1">
          <table:table-cell table:formula="of:=SQRT(2*[.F$26]*[.$D24])" office:value-type="float" office:value="23.2309062184729" calcext:value-type="float">
            <text:p>23.2309062185</text:p>
          </table:table-cell>
          <table:table-cell table:formula="of:=SQRT(2*[.G$26]*[.$D24])" office:value-type="float" office:value="3.76048670063989" calcext:value-type="float">
            <text:p>3.7604867006</text:p>
          </table:table-cell>
          <table:table-cell table:number-columns-repeated="3"/>
          <table:table-cell table:formula="of:=[.F26]/[.$A$32]" office:value-type="float" office:value="48.8388647954701" calcext:value-type="float">
            <text:p>48.8388647955</text:p>
          </table:table-cell>
          <table:table-cell table:formula="of:=[.G26]/[.$A$32]" office:value-type="float" office:value="1.27973890105097" calcext:value-type="float">
            <text:p>1.279738901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g_u</text:p>
          </table:table-cell>
          <table:table-cell table:number-columns-repeated="9"/>
        </table:table-row>
        <table:table-row table:style-name="ro1">
          <table:table-cell table:formula="of:=SQRT([.I19]*[.I19] + [.J19]*[.J19])" office:value-type="float" office:value="0.167425963526695" calcext:value-type="float">
            <text:p>0.167425963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9T10:15:57.223716750</dc:date>
    <meta:generator>LibreOffice/4.2.7.2$Linux_X86_64 LibreOffice_project/420m0$Build-2</meta:generator>
    <meta:editing-duration>PT10H7M4S</meta:editing-duration>
    <meta:editing-cycles>2</meta:editing-cycles>
    <meta:print-date>2015-02-19T01:13:27.372337136</meta:print-date>
    <meta:document-statistic meta:table-count="1" meta:cell-count="140" meta:object-count="0"/>
  </office:meta>
</office:document-meta>
</file>